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Heading_20_1">
      <style:paragraph-properties fo:break-before="page"/>
      <style:text-properties officeooo:rsid="000956e8" officeooo:paragraph-rsid="00190e3b"/>
    </style:style>
    <style:style style:name="T1" style:family="text">
      <style:text-properties officeooo:rsid="001a5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otas</text:h>
      <text:p text:style-name="P2">Día: //2024</text:p>
      <text:p text:style-name="P2">Tema: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</table:table>
      <text:p text:style-name="P2"/>
      <text:p text:style-name="P2">Resumen: <text:span text:style-name="T1">Arriba las chibas putas</text:span></text:p>
      <text:h text:style-name="P4" text:outline-level="1">Notas</text:h>
      <text:p text:style-name="P2">Día: //2024</text:p>
      <text:p text:style-name="P2">Tema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53:40.301709858</meta:creation-date>
    <dc:title>Notas</dc:title>
    <meta:editing-duration>PT53S</meta:editing-duration>
    <meta:editing-cycles>2</meta:editing-cycles>
    <meta:generator>LibreOffice/7.5.9.2$Linux_X86_64 LibreOffice_project/50$Build-2</meta:generator>
    <dc:date>2024-04-25T19:54:33.128038057</dc:date>
    <meta:document-statistic meta:table-count="9" meta:image-count="0" meta:object-count="0" meta:page-count="9" meta:paragraph-count="54" meta:word-count="67" meta:character-count="519" meta:non-whitespace-character-count="506"/>
    <meta:template xlink:type="simple" xlink:actuate="onRequest" xlink:title="Notas" xlink:href="../Notas.ott" meta:date="2024-04-25T19:53:39.411069335"/>
  </office:meta>
</office:document-meta>
</file>